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92in"/>
    </style:style>
    <style:style style:name="co3" style:family="table-column">
      <style:table-column-properties fo:break-before="auto" style:column-width="1.3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 fo:wrap-option="no-wrap" fo:border="none" style:vertical-align="middle"/>
      <style:paragraph-properties fo:text-align="center" fo:margin-left="0in"/>
      <style:text-properties fo:color="#000000" style:font-name="Liberation Sans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style:font-name="Liberation Sans" fo:font-size="10pt" style:font-name-asian="Liberation Serif" style:font-size-asian="10pt" style:font-name-complex="Liberation Serif" style:font-size-complex="10p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/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NIM</text:p>
          </table:table-cell>
          <table:table-cell table:style-name="ce2" office:value-type="string" calcext:value-type="string">
            <text:p>Nama Mahasiswa</text:p>
          </table:table-cell>
          <table:table-cell table:style-name="ce2" office:value-type="string" calcext:value-type="string">
            <text:p>Sub CPMK 1</text:p>
          </table:table-cell>
          <table:table-cell table:style-name="ce2" office:value-type="string" calcext:value-type="string">
            <text:p>Sub CPMK 2</text:p>
          </table:table-cell>
          <table:table-cell table:style-name="ce2" office:value-type="string" calcext:value-type="string">
            <text:p>Sub CPMK 3</text:p>
          </table:table-cell>
          <table:table-cell table:style-name="ce2" office:value-type="string" calcext:value-type="string">
            <text:p>Sub CPMK 4</text:p>
          </table:table-cell>
          <table:table-cell table:style-name="ce2" office:value-type="string" calcext:value-type="string">
            <text:p>Sub CPMK 5</text:p>
          </table:table-cell>
          <table:table-cell table:style-name="ce2" office:value-type="string" calcext:value-type="string">
            <text:p>Sub CPMK 6</text:p>
          </table:table-cell>
          <table:table-cell table:style-name="ce2" office:value-type="string" calcext:value-type="string">
            <text:p>N. A.</text:p>
          </table:table-cell>
          <table:table-cell table:style-name="ce2" office:value-type="string" calcext:value-type="string">
            <text:p>N. H.</text:p>
          </table:table-cell>
          <table:table-cell table:style-name="ce1"/>
          <table:table-cell table:style-name="ce11" office:value-type="string" calcext:value-type="string">
            <text:p>Nilai Angka</text:p>
          </table:table-cell>
          <table:table-cell table:style-name="ce11" office:value-type="string" calcext:value-type="string">
            <text:p>Kategori Capaian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4201031 </text:p>
          </table:table-cell>
          <table:table-cell office:value-type="string" calcext:value-type="string">
            <text:p>Faiq Anugrah Ramadhan</text:p>
          </table:table-cell>
          <table:table-cell table:number-columns-repeated="3"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4.7" calcext:value-type="float">
            <text:p>74.7</text:p>
          </table:table-cell>
          <table:table-cell table:style-name="ce3" office:value-type="string" calcext:value-type="string">
            <text:p>B </text:p>
          </table:table-cell>
          <table:table-cell table:style-name="ce1"/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Kurang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04201037 </text:p>
          </table:table-cell>
          <table:table-cell office:value-type="string" calcext:value-type="string">
            <text:p>Hairul Anam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string" calcext:value-type="string">
            <text:p>AB</text:p>
          </table:table-cell>
          <table:table-cell table:style-name="ce1"/>
          <table:table-cell table:style-name="ce12" office:value-type="float" office:value="51" calcext:value-type="float">
            <text:p>51</text:p>
          </table:table-cell>
          <table:table-cell table:style-name="ce1" office:value-type="string" calcext:value-type="string">
            <text:p>Cukup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04201057 </text:p>
          </table:table-cell>
          <table:table-cell office:value-type="string" calcext:value-type="string">
            <text:p>Muhammad Al Azis Firdaus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8.45" calcext:value-type="float">
            <text:p>78.45</text:p>
          </table:table-cell>
          <table:table-cell table:style-name="ce3" office:value-type="string" calcext:value-type="string">
            <text:p>AB</text:p>
          </table:table-cell>
          <table:table-cell table:style-name="ce1"/>
          <table:table-cell table:style-name="ce12" office:value-type="float" office:value="66" calcext:value-type="float">
            <text:p>66</text:p>
          </table:table-cell>
          <table:table-cell office:value-type="string" calcext:value-type="string">
            <text:p>Baik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4201084 </text:p>
          </table:table-cell>
          <table:table-cell office:value-type="string" calcext:value-type="string">
            <text:p>Shania Julieta Berliany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80" calcext:value-type="float">
            <text:p>8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5.7" calcext:value-type="float">
            <text:p>75.7</text:p>
          </table:table-cell>
          <table:table-cell table:style-name="ce3" office:value-type="string" calcext:value-type="string">
            <text:p>AB</text:p>
          </table:table-cell>
          <table:table-cell table:style-name="ce1"/>
          <table:table-cell table:style-name="ce12" office:value-type="float" office:value="76" calcext:value-type="float">
            <text:p>76</text:p>
          </table:table-cell>
          <table:table-cell office:value-type="string" calcext:value-type="string">
            <text:p>Sangat Baik</text:p>
          </table:table-cell>
          <table:table-cell/>
          <table:table-cell table:style-name="ce1" table:number-columns-repeated="1008"/>
        </table:table-row>
        <table:table-row table:style-name="ro1"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4201085 </text:p>
          </table:table-cell>
          <table:table-cell office:value-type="string" calcext:value-type="string">
            <text:p>Slamet Raharj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E </text:p>
          </table:table-cell>
          <table:table-cell table:style-name="ce1"/>
          <table:table-cell/>
          <table:table-cell table:style-name="ce13"/>
          <table:table-cell/>
          <table:table-cell table:style-name="ce1" table:number-columns-repeated="100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4201003 </text:p>
          </table:table-cell>
          <table:table-cell table:style-name="ce6" office:value-type="string" calcext:value-type="string">
            <text:p>Abdullah Baqir Arrafii 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75.7" calcext:value-type="float">
            <text:p>75.7</text:p>
          </table:table-cell>
          <table:table-cell table:style-name="ce4" office:value-type="string" calcext:value-type="string">
            <text:p>AB</text:p>
          </table:table-cell>
          <table:table-cell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3"/>
          <table:table-cell table:style-name="ce7" office:value-type="string" calcext:value-type="string">
            <text:p>Nilai rata-rata capaian</text:p>
          </table:table-cell>
          <table:table-cell table:formula="of:=ROUND(AVERAGE([.E3:.E8]);2)" office:value-type="float" office:value="67.5" calcext:value-type="float">
            <text:p>67.5</text:p>
          </table:table-cell>
          <table:table-cell table:formula="of:=ROUND(AVERAGE([.F3:.F8]);2)" office:value-type="float" office:value="60" calcext:value-type="float">
            <text:p>60</text:p>
          </table:table-cell>
          <table:table-cell table:formula="of:=ROUND(AVERAGE([.G3:.G8]);2)" office:value-type="float" office:value="60" calcext:value-type="float">
            <text:p>60</text:p>
          </table:table-cell>
          <table:table-cell table:formula="of:=ROUND(AVERAGE([.H3:.H8]);2)" office:value-type="float" office:value="69.17" calcext:value-type="float">
            <text:p>69.17</text:p>
          </table:table-cell>
          <table:table-cell table:formula="of:=ROUND(AVERAGE([.I3:.I8]);2)" office:value-type="float" office:value="69.17" calcext:value-type="float">
            <text:p>69.17</text:p>
          </table:table-cell>
          <table:table-cell table:formula="of:=ROUND(AVERAGE([.J3:.J8]);2)" office:value-type="float" office:value="73.33" calcext:value-type="float">
            <text:p>73.33</text:p>
          </table:table-cell>
          <table:table-cell table:number-columns-repeated="4"/>
          <table:table-cell table:style-name="ce13"/>
          <table:table-cell table:number-columns-repeated="1009"/>
        </table:table-row>
        <table:table-row table:style-name="ro1">
          <table:table-cell table:number-columns-repeated="3"/>
          <table:table-cell table:style-name="ce8" office:value-type="string" calcext:value-type="string">
            <text:p>Kategori capaian</text:p>
          </table:table-cell>
          <table:table-cell table:style-name="ce10" table:formula="of:=VLOOKUP([.E9];[.$N$3:.$O$6];2;1)" office:value-type="string" office:string-value="Baik" calcext:value-type="string">
            <text:p>Baik</text:p>
          </table:table-cell>
          <table:table-cell table:style-name="ce10" table:formula="of:=VLOOKUP([.F9];[.$N$3:.$O$6];2;1)" office:value-type="string" office:string-value="Cukup" calcext:value-type="string">
            <text:p>Cukup</text:p>
          </table:table-cell>
          <table:table-cell table:style-name="ce10" table:formula="of:=VLOOKUP([.G9];[.$N$3:.$O$6];2;1)" office:value-type="string" office:string-value="Cukup" calcext:value-type="string">
            <text:p>Cukup</text:p>
          </table:table-cell>
          <table:table-cell table:style-name="ce10" table:formula="of:=VLOOKUP([.H9];[.$N$3:.$O$6];2;1)" office:value-type="string" office:string-value="Baik" calcext:value-type="string">
            <text:p>Baik</text:p>
          </table:table-cell>
          <table:table-cell table:style-name="ce10" table:formula="of:=VLOOKUP([.I9];[.$N$3:.$O$6];2;1)" office:value-type="string" office:string-value="Baik" calcext:value-type="string">
            <text:p>Baik</text:p>
          </table:table-cell>
          <table:table-cell table:style-name="ce10" table:formula="of:=VLOOKUP([.J9];[.$N$3:.$O$6];2;1)" office:value-type="string" office:string-value="Baik" calcext:value-type="string">
            <text:p>Baik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9" office:value-type="string" calcext:value-type="string">
            <text:p>Persentase mahasiswa dengan nilai capaian 76 ≤ Nilai &lt;= 100</text:p>
          </table:table-cell>
          <table:table-cell table:formula="of:=ROUND(COUNTIF([.E3:.E8];&quot;&gt;=75&quot;)/6*100;2)" office:value-type="float" office:value="66.67" calcext:value-type="float">
            <text:p>66.67</text:p>
          </table:table-cell>
          <table:table-cell table:formula="of:=ROUND(COUNTIF([.F3:.F8];&quot;&gt;=75&quot;)/6*100;2)" office:value-type="float" office:value="0" calcext:value-type="float">
            <text:p>0</text:p>
          </table:table-cell>
          <table:table-cell table:formula="of:=ROUND(COUNTIF([.G3:.G8];&quot;&gt;=75&quot;)/6*100;2)" office:value-type="float" office:value="0" calcext:value-type="float">
            <text:p>0</text:p>
          </table:table-cell>
          <table:table-cell table:formula="of:=ROUND(COUNTIF([.H3:.H8];&quot;&gt;=75&quot;)/6*100;2)" office:value-type="float" office:value="83.33" calcext:value-type="float">
            <text:p>83.33</text:p>
          </table:table-cell>
          <table:table-cell table:formula="of:=ROUND(COUNTIF([.I3:.I8];&quot;&gt;=75&quot;)/6*100;2)" office:value-type="float" office:value="83.33" calcext:value-type="float">
            <text:p>83.33</text:p>
          </table:table-cell>
          <table:table-cell table:formula="of:=ROUND(COUNTIF([.J3:.J8];&quot;&gt;=75&quot;)/6*100;2)" office:value-type="float" office:value="83.33" calcext:value-type="float">
            <text:p>83.33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9" office:value-type="string" calcext:value-type="string">
            <text:p>Persentase mahasiswa dengan nilai capaian 66 ≤ Nilai &lt; 76</text:p>
          </table:table-cell>
          <table:table-cell table:formula="of:=ROUND(COUNTIFS([.E3:.E8];&quot;&gt;=66&quot;;[.E3:.E8];&quot;&lt;76&quot;)/6*100;2)" office:value-type="float" office:value="0" calcext:value-type="float">
            <text:p>0</text:p>
          </table:table-cell>
          <table:table-cell table:formula="of:=ROUND(COUNTIFS([.F3:.F8];&quot;&gt;=66&quot;;[.F3:.F8];&quot;&lt;76&quot;)/6*100;2)" office:value-type="float" office:value="0" calcext:value-type="float">
            <text:p>0</text:p>
          </table:table-cell>
          <table:table-cell table:formula="of:=ROUND(COUNTIFS([.G3:.G8];&quot;&gt;=66&quot;;[.G3:.G8];&quot;&lt;76&quot;)/6*100;2)" office:value-type="float" office:value="0" calcext:value-type="float">
            <text:p>0</text:p>
          </table:table-cell>
          <table:table-cell table:formula="of:=ROUND(COUNTIFS([.H3:.H8];&quot;&gt;=66&quot;;[.H3:.H8];&quot;&lt;76&quot;)/6*100;2)" office:value-type="float" office:value="0" calcext:value-type="float">
            <text:p>0</text:p>
          </table:table-cell>
          <table:table-cell table:formula="of:=ROUND(COUNTIFS([.I3:.I8];&quot;&gt;=66&quot;;[.I3:.I8];&quot;&lt;76&quot;)/6*100;2)" office:value-type="float" office:value="0" calcext:value-type="float">
            <text:p>0</text:p>
          </table:table-cell>
          <table:table-cell table:formula="of:=ROUND(COUNTIFS([.J3:.J8];&quot;&gt;=66&quot;;[.J3:.J8];&quot;&lt;76&quot;)/6*100;2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9" office:value-type="string" calcext:value-type="string">
            <text:p>Persentase mahasiswa dengan nilai capaian 51 <text:s/>≤ Nilai &lt; 66</text:p>
          </table:table-cell>
          <table:table-cell table:formula="of:=ROUND(COUNTIFS([.E3:.E8];&quot;&gt;=51&quot;;[.E3:.E8];&quot;&lt;66&quot;)/6*100;2)" office:value-type="float" office:value="16.67" calcext:value-type="float">
            <text:p>16.67</text:p>
          </table:table-cell>
          <table:table-cell table:formula="of:=ROUND(COUNTIFS([.F3:.F8];&quot;&gt;=51&quot;;[.F3:.F8];&quot;&lt;66&quot;)/6*100;2)" office:value-type="float" office:value="100" calcext:value-type="float">
            <text:p>100</text:p>
          </table:table-cell>
          <table:table-cell table:formula="of:=ROUND(COUNTIFS([.G3:.G8];&quot;&gt;=51&quot;;[.G3:.G8];&quot;&lt;66&quot;)/6*100;2)" office:value-type="float" office:value="100" calcext:value-type="float">
            <text:p>100</text:p>
          </table:table-cell>
          <table:table-cell table:formula="of:=ROUND(COUNTIFS([.H3:.H8];&quot;&gt;=51&quot;;[.H3:.H8];&quot;&lt;66&quot;)/6*100;2)" office:value-type="float" office:value="0" calcext:value-type="float">
            <text:p>0</text:p>
          </table:table-cell>
          <table:table-cell table:formula="of:=ROUND(COUNTIFS([.I3:.I8];&quot;&gt;=51&quot;;[.I3:.I8];&quot;&lt;66&quot;)/6*100;2)" office:value-type="float" office:value="0" calcext:value-type="float">
            <text:p>0</text:p>
          </table:table-cell>
          <table:table-cell table:formula="of:=ROUND(COUNTIFS([.J3:.J8];&quot;&gt;=51&quot;;[.J3:.J8];&quot;&lt;66&quot;)/6*100;2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9" office:value-type="string" calcext:value-type="string">
            <text:p>Persentase mahasiswa dengan nilai capaian 0 ≤ Nilai &lt; 51</text:p>
          </table:table-cell>
          <table:table-cell table:formula="of:=ROUND(COUNTIF([.E3:.E8];&quot;&lt;51&quot;)/6*100;2)" office:value-type="float" office:value="16.67" calcext:value-type="float">
            <text:p>16.67</text:p>
          </table:table-cell>
          <table:table-cell table:formula="of:=ROUND(COUNTIF([.F3:.F8];&quot;&lt;51&quot;)/6*100;2)" office:value-type="float" office:value="0" calcext:value-type="float">
            <text:p>0</text:p>
          </table:table-cell>
          <table:table-cell table:formula="of:=ROUND(COUNTIF([.G3:.G8];&quot;&lt;51&quot;)/6*100;2)" office:value-type="float" office:value="0" calcext:value-type="float">
            <text:p>0</text:p>
          </table:table-cell>
          <table:table-cell table:formula="of:=ROUND(COUNTIF([.H3:.H8];&quot;&lt;51&quot;)/6*100;2)" office:value-type="float" office:value="16.67" calcext:value-type="float">
            <text:p>16.67</text:p>
          </table:table-cell>
          <table:table-cell table:formula="of:=ROUND(COUNTIF([.I3:.I8];&quot;&lt;51&quot;)/6*100;2)" office:value-type="float" office:value="16.67" calcext:value-type="float">
            <text:p>16.67</text:p>
          </table:table-cell>
          <table:table-cell table:formula="of:=ROUND(COUNTIF([.J3:.J8];&quot;&lt;51&quot;)/6*100;2)" office:value-type="float" office:value="16.67" calcext:value-type="float">
            <text:p>16.67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44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11T15:28:45.457186698</dc:date>
    <meta:editing-duration>PT22M30S</meta:editing-duration>
    <meta:editing-cycles>4</meta:editing-cycles>
    <meta:document-statistic meta:table-count="1" meta:cell-count="129" meta:object-count="0"/>
  </office:meta>
</office:document-meta>
</file>